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1.3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lantilla de pressupo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ncepte</text:p>
          </table:table-cell>
          <table:table-cell table:style-name="ce2" office:value-type="string" calcext:value-type="string">
            <text:p>Preu unitari</text:p>
          </table:table-cell>
          <table:table-cell table:style-name="ce2" office:value-type="string" calcext:value-type="string">
            <text:p>Quantitat</text:p>
          </table:table-cell>
          <table:table-cell table:style-name="ce2" office:value-type="string" calcext:value-type="string">
            <text:p>Preu total</text:p>
          </table:table-cell>
          <table:table-cell table:style-name="ce2" office:value-type="string" calcext:value-type="string">
            <text:p>Referènci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listó de pi 13x18mm x 2.4M</text:p>
          </table:table-cell>
          <table:table-cell table:style-name="ce4" office:value-type="float" office:value="3.09" calcext:value-type="float">
            <text:p>3.09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B4]*[.C4]" office:value-type="float" office:value="12.36" calcext:value-type="float">
            <text:p>12.36</text:p>
          </table:table-cell>
          <table:table-cell table:style-name="ce6" office:value-type="string" calcext:value-type="string">
            <text:p><text:a xlink:href="https://www.leroymerlin.es/productos/liston-de-pino-cepillado-13x18mm-x-2-4m-ancho-x-espesor-x-largo-17373790.html?highlightedOfferCode=36e76f7340930f699f9fb4676fc611942c9aa8a7&amp;gclsrc=aw.ds&amp;&amp;utm_medium=cpc&amp;utm_source=google-pmax&amp;utm_campaign=lmes_conversion_ao_performance&amp;utm_id=18345203946&amp;utm_campaign_id=18345203946&amp;utm_content=suelos-generic&amp;gad_source=1&amp;gad_campaignid=18345235905&amp;gbraid=0AAAAADt3h9ltGvVKTqsdv5HtQG3nClrVl&amp;gclid=EAIaIQobChMI_J2SnNSKjwMVeJdQBh1WQiHyEAQYASABEgI4rfD_BwE" xlink:type="simple">https://www.leroymerlin.es/productos/liston-de-pino-cepillado-13x18mm-x-2-4m-ancho-x-espesor-x-largo-17373790.html?highlightedOfferCode=36e76f7340930f699f9fb4676fc611942c9aa8a7&amp;gclsrc=aw.ds&amp;&amp;utm_medium=cpc&amp;utm_source=google-pmax&amp;utm_campaign=lmes_conversion_ao_performance&amp;utm_id=18345203946&amp;utm_campaign_id=18345203946&amp;utm_content=suelos-generic&amp;gad_source=1&amp;gad_campaignid=18345235905&amp;gbraid=0AAAAADt3h9ltGvVKTqsdv5HtQG3nClrVl&amp;gclid=EAIaIQobChMI_J2SnNSKjwMVeJdQBh1WQiHyEAQYASABEgI4rfD_BwE</text:a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reu del pressupost</text:p>
          </table:table-cell>
          <table:table-cell table:number-columns-repeated="1022"/>
        </table:table-row>
        <table:table-row table:style-name="ro2">
          <table:table-cell/>
          <table:table-cell table:style-name="ce4" table:formula="of:=SUM([.D4:.D13])" office:value-type="float" office:value="12.36" calcext:value-type="float">
            <text:p>12.36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" meta:object-count="0"/>
    <meta:generator>LibreOfficeDev/6.0.5.2$Linux_X86_64 LibreOffice_project/</meta:generator>
  </office:meta>
</office:document-meta>
</file>